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0.752cm" fo:min-width="29.392cm"/>
    </style:style>
    <style:style style:name="gr2" style:family="graphic" style:parent-style-name="standard">
      <style:graphic-properties svg:stroke-color="#3465a4" draw:fill-color="#2a6099" draw:textarea-horizontal-align="justify" draw:textarea-vertical-align="middle" draw:auto-grow-height="false" fo:min-height="3.56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7.12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1.338cm" fo:min-width="21.407cm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0.702cm" fo:min-width="1.088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text-properties fo:color="#ffffff" loext:opacity="100%"/>
    </style:style>
    <style:style style:name="P6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892cm" svg:height="21.002cm" svg:x="0cm" svg:y="-0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0.365cm" svg:y="0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0.952cm" svg:x="4.81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12.747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6.7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7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7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8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23cm" svg:height="1.673cm" svg:x="21.002cm" svg:y="4.81cm">
          <draw:text-box>
            <text:p text:style-name="P5"><text:span text:style-name="T1">Edit</text:span></text:p>
          </draw:text-box>
        </draw:frame>
        <draw:frame draw:style-name="gr6" draw:text-style-name="P6" draw:layer="layout" svg:width="2.223cm" svg:height="1.673cm" svg:x="21.002cm" svg:y="7.032cm">
          <draw:text-box>
            <text:p text:style-name="P5"><text:span text:style-name="T1">Edit</text:span></text:p>
          </draw:text-box>
        </draw:frame>
        <draw:frame draw:style-name="gr6" draw:text-style-name="P6" draw:layer="layout" svg:width="2.223cm" svg:height="1.673cm" svg:x="21.002cm" svg:y="9.255cm">
          <draw:text-box>
            <text:p text:style-name="P5"><text:span text:style-name="T1">Edit</text:span></text:p>
          </draw:text-box>
        </draw:frame>
        <draw:frame draw:style-name="gr7" draw:text-style-name="P6" draw:layer="layout" svg:width="2.54cm" svg:height="1.27cm" svg:x="22.59cm" svg:y="4.81cm">
          <draw:text-box>
            <text:p text:style-name="P5"><text:span text:style-name="T1">Done</text:span></text:p>
          </draw:text-box>
        </draw:frame>
        <draw:frame draw:style-name="gr8" draw:text-style-name="P6" draw:layer="layout" svg:width="2.331cm" svg:height="0.962cm" svg:x="24.495cm" svg:y="9.245cm">
          <draw:text-box>
            <text:p text:style-name="P5"><text:span text:style-name="T1">Delete</text:span></text:p>
          </draw:text-box>
        </draw:frame>
        <draw:frame draw:style-name="gr7" draw:text-style-name="P6" draw:layer="layout" svg:width="2.54cm" svg:height="1.27cm" svg:x="22.59cm" svg:y="7.032cm">
          <draw:text-box>
            <text:p text:style-name="P5"><text:span text:style-name="T1">Done</text:span></text:p>
          </draw:text-box>
        </draw:frame>
        <draw:frame draw:style-name="gr7" draw:text-style-name="P6" draw:layer="layout" svg:width="2.54cm" svg:height="1.27cm" svg:x="22.59cm" svg:y="9.255cm">
          <draw:text-box>
            <text:p text:style-name="P5"><text:span text:style-name="T1">Done</text:span></text:p>
          </draw:text-box>
        </draw:frame>
        <draw:frame draw:style-name="gr8" draw:text-style-name="P6" draw:layer="layout" svg:width="2.331cm" svg:height="0.962cm" svg:x="24.495cm" svg:y="4.81cm">
          <draw:text-box>
            <text:p text:style-name="P5"><text:span text:style-name="T1">Delete</text:span></text:p>
          </draw:text-box>
        </draw:frame>
        <draw:frame draw:style-name="gr8" draw:text-style-name="P6" draw:layer="layout" svg:width="2.331cm" svg:height="0.962cm" svg:x="24.495cm" svg:y="7.023cm">
          <draw:text-box>
            <text:p text:style-name="P5"><text:span text:style-name="T1">Delete</text:span></text:p>
          </draw:text-box>
        </draw:frame>
        <draw:frame draw:style-name="gr8" draw:text-style-name="P6" draw:layer="layout" svg:width="5.26cm" svg:height="0.962cm" svg:x="4.947cm" svg:y="4.81cm">
          <draw:text-box>
            <text:p><text:span text:style-name="T1">Task 1: NewTask</text:span></text:p>
          </draw:text-box>
        </draw:frame>
        <draw:frame draw:style-name="gr8" draw:text-style-name="P6" draw:layer="layout" svg:width="5.26cm" svg:height="0.962cm" svg:x="4.81cm" svg:y="7.023cm">
          <draw:text-box>
            <text:p><text:span text:style-name="T1">Task 1: NewTask</text:span></text:p>
          </draw:text-box>
        </draw:frame>
        <draw:frame draw:style-name="gr8" draw:text-style-name="P6" draw:layer="layout" svg:width="5.26cm" svg:height="0.962cm" svg:x="4.947cm" svg:y="9.255cm">
          <draw:text-box>
            <text:p><text:span text:style-name="T1">Task 1: NewTask</text:span></text:p>
          </draw:text-box>
        </draw:frame>
        <draw:frame draw:style-name="gr8" draw:text-style-name="P6" draw:layer="layout" svg:width="2.475cm" svg:height="0.962cm" svg:x="12.43cm" svg:y="3.222cm">
          <draw:text-box>
            <text:p><text:span text:style-name="T1">Submit</text:span></text:p>
          </draw:text-box>
        </draw:frame>
        <draw:frame draw:style-name="gr8" draw:text-style-name="P6" draw:layer="layout" svg:width="1.907cm" svg:height="0.962cm" svg:x="1.315cm" svg:y="1.943cm">
          <draw:text-box>
            <text:p><text:span text:style-name="T1">Logo</text:span></text:p>
          </draw:text-box>
        </draw:frame>
        <draw:frame draw:style-name="gr8" draw:text-style-name="P6" draw:layer="layout" svg:width="1.675cm" svg:height="0.962cm" svg:x="4.81cm" svg:y="1.635cm">
          <draw:text-box>
            <text:p><text:span text:style-name="T1">Tit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5T20:08:42.343701737</meta:creation-date>
    <dc:date>2024-07-05T20:20:01.571124319</dc:date>
    <meta:editing-duration>PT1M9S</meta:editing-duration>
    <meta:editing-cycles>1</meta:editing-cycles>
    <meta:document-statistic meta:object-count="31"/>
    <meta:generator>LibreOffice/7.3.7.2$Linux_X86_64 LibreOffice_project/30$Build-2</meta:generator>
  </office:meta>
</office:document-meta>
</file>